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6b55" officeooo:paragraph-rsid="00036b55"/>
    </style:style>
    <style:style style:name="P2" style:family="paragraph" style:parent-style-name="Standard">
      <style:text-properties fo:font-size="15pt" fo:font-weight="bold" officeooo:rsid="00036b55" officeooo:paragraph-rsid="00036b55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fo:font-weight="bold" officeooo:rsid="0006ca65" officeooo:paragraph-rsid="0006ca65" style:font-size-asian="15pt" style:font-weight-asian="bold" style:font-size-complex="15pt" style:font-weight-complex="bold"/>
    </style:style>
    <style:style style:name="P4" style:family="paragraph" style:parent-style-name="Standard">
      <style:text-properties officeooo:rsid="0006ca65" officeooo:paragraph-rsid="0006ca65"/>
    </style:style>
    <style:style style:name="P5" style:family="paragraph" style:parent-style-name="Standard">
      <style:text-properties officeooo:rsid="0007b7d0" officeooo:paragraph-rsid="0007b7d0"/>
    </style:style>
    <style:style style:name="P6" style:family="paragraph" style:parent-style-name="Standard">
      <style:paragraph-properties fo:break-before="page"/>
      <style:text-properties fo:font-size="15pt" fo:font-weight="bold" officeooo:rsid="00036b55" officeooo:paragraph-rsid="00036b55" style:font-size-asian="15pt" style:font-weight-asian="bold" style:font-size-complex="15pt" style:font-weight-complex="bold"/>
    </style:style>
    <style:style style:name="P7" style:family="paragraph" style:parent-style-name="Standard">
      <style:paragraph-properties fo:break-before="page"/>
      <style:text-properties fo:font-size="15pt" fo:font-weight="bold" officeooo:rsid="0006ca65" officeooo:paragraph-rsid="0006ca65" style:font-size-asian="15pt" style:font-weight-asian="bold" style:font-size-complex="15pt" style:font-weight-complex="bold"/>
    </style:style>
    <style:style style:name="P8" style:family="paragraph" style:parent-style-name="Standard">
      <style:paragraph-properties fo:break-before="page"/>
      <style:text-properties fo:font-size="15pt" fo:font-weight="bold" officeooo:rsid="0007b7d0" officeooo:paragraph-rsid="0007b7d0" style:font-size-asian="15pt" style:font-weight-asian="bold" style:font-size-complex="15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**LocalizationEstimate的数据类型**</text:p>
      <text:p text:style-name="P1">message Uncertainty {</text:p>
      <text:p text:style-name="P1"><text:s text:c="2"/>// Standard deviation of position, east/north/up in meters.</text:p>
      <text:p text:style-name="P1"><text:s text:c="2"/>optional apollo.common.Point3D position_std_dev = 1;</text:p>
      <text:p text:style-name="P1"/>
      <text:p text:style-name="P1"><text:s text:c="2"/>// Standard deviation of quaternion qx/qy/qz, unitless.</text:p>
      <text:p text:style-name="P1"><text:s text:c="2"/>optional apollo.common.Point3D orientation_std_dev = 2;</text:p>
      <text:p text:style-name="P1"/>
      <text:p text:style-name="P1"><text:s text:c="2"/>// Standard deviation of linear velocity, east/north/up in meters per second.</text:p>
      <text:p text:style-name="P1"><text:s text:c="2"/>optional apollo.common.Point3D linear_velocity_std_dev = 3;</text:p>
      <text:p text:style-name="P1"/>
      <text:p text:style-name="P1"><text:s text:c="2"/>// Standard deviation of linear acceleration, right/forward/up in meters per</text:p>
      <text:p text:style-name="P1"><text:s text:c="2"/>// square second.</text:p>
      <text:p text:style-name="P1"><text:s text:c="2"/>optional apollo.common.Point3D linear_acceleration_std_dev = 4;</text:p>
      <text:p text:style-name="P1"/>
      <text:p text:style-name="P1"><text:s text:c="2"/>// Standard deviation of angular velocity, right/forward/up in radians per</text:p>
      <text:p text:style-name="P1"><text:s text:c="2"/>// second.</text:p>
      <text:p text:style-name="P1"><text:s text:c="2"/>optional apollo.common.Point3D angular_velocity_std_dev = 5;</text:p>
      <text:p text:style-name="P1"/>
      <text:p text:style-name="P1"><text:s text:c="2"/>// TODO: Define covariance items when needed.</text:p>
      <text:p text:style-name="P1">}</text:p>
      <text:p text:style-name="P1"/>
      <text:p text:style-name="P1">message LocalizationEstimate {</text:p>
      <text:p text:style-name="P1"><text:s text:c="2"/>optional apollo.common.Header header = 1;</text:p>
      <text:p text:style-name="P1"><text:s text:c="2"/>optional apollo.localization.Pose pose = 2;</text:p>
      <text:p text:style-name="P1"><text:s text:c="2"/>optional Uncertainty uncertainty = 3;</text:p>
      <text:p text:style-name="P1"/>
      <text:p text:style-name="P1"><text:s text:c="2"/>// The time of pose measurement, seconds since the GPS epoch (Jan 6, 1980).</text:p>
      <text:p text:style-name="P1"><text:s text:c="2"/>optional double measurement_time = 4; <text:s/>// In seconds.</text:p>
      <text:p text:style-name="P1"/>
      <text:p text:style-name="P1"><text:s text:c="2"/>// Future trajectory acturally driven by the drivers</text:p>
      <text:p text:style-name="P1"><text:s text:c="2"/>repeated apollo.common.TrajectoryPoint trajectory_point = 5;</text:p>
      <text:p text:style-name="P1">}</text:p>
      <text:p text:style-name="P1"/>
      <text:p text:style-name="P1">enum MeasureState {</text:p>
      <text:p text:style-name="P1"><text:s text:c="2"/>NOT_VALID = 0;</text:p>
      <text:p text:style-name="P1"><text:s text:c="2"/>NOT_STABLE = 1;</text:p>
      <text:p text:style-name="P1"><text:s text:c="2"/>OK = 2;</text:p>
      <text:p text:style-name="P1"><text:s text:c="2"/>VALID = 3;</text:p>
      <text:p text:style-name="P1">}</text:p>
      <text:p text:style-name="P1"/>
      <text:p text:style-name="P1">message LocalizationStatus {</text:p>
      <text:p text:style-name="P1"><text:s text:c="2"/>optional apollo.common.Header header = 1;</text:p>
      <text:p text:style-name="P1"><text:s text:c="2"/>optional MeasureState fusion_status = 2;</text:p>
      <text:p text:style-name="P1"><text:s text:c="2"/>optional MeasureState gnss_status = 3;</text:p>
      <text:p text:style-name="P1"><text:s text:c="2"/>optional MeasureState lidar_status = 4;</text:p>
      <text:p text:style-name="P1"/>
      <text:p text:style-name="P1"><text:s text:c="2"/>// The time of pose measurement, seconds since the GPS epoch (Jan 6, 1980).</text:p>
      <text:p text:style-name="P1"><text:s text:c="2"/>optional double measurement_time = 5; <text:s/>// In seconds.</text:p>
      <text:p text:style-name="P1">}</text:p>
      <text:p text:style-name="P1"/>
      <text:p text:style-name="P1"/>
      <text:p text:style-name="P2"><text:soft-page-break/>**PerceptionObstacle的数据类型**</text:p>
      <text:p text:style-name="P1">package apollo.perception;</text:p>
      <text:p text:style-name="P1"/>
      <text:p text:style-name="P1">import "modules/common/proto/error_code.proto";</text:p>
      <text:p text:style-name="P1">import "modules/common/proto/header.proto";</text:p>
      <text:p text:style-name="P1">import "modules/map/proto/map_lane.proto";</text:p>
      <text:p text:style-name="P1"/>
      <text:p text:style-name="P1">// TODO(all) change to Point3D</text:p>
      <text:p text:style-name="P1">message Point {</text:p>
      <text:p text:style-name="P1"><text:s text:c="2"/>optional double x = 1; <text:s/>// in meters.</text:p>
      <text:p text:style-name="P1"><text:s text:c="2"/>optional double y = 2; <text:s/>// in meters.</text:p>
      <text:p text:style-name="P1"><text:s text:c="2"/>optional double z = 3; <text:s/>// height in meters.</text:p>
      <text:p text:style-name="P1">}</text:p>
      <text:p text:style-name="P1"/>
      <text:p text:style-name="P1">message PerceptionObstacle {</text:p>
      <text:p text:style-name="P1"><text:s text:c="2"/>optional int32 id = 1; <text:s/>// obstacle ID.</text:p>
      <text:p text:style-name="P1"><text:s text:c="2"/>optional Point position = 2; <text:s/>// obstacle position in the world coordinate</text:p>
      <text:p text:style-name="P1"><text:s text:c="32"/>// system.</text:p>
      <text:p text:style-name="P1"><text:s text:c="2"/>optional double theta = 3; <text:s/>// heading in the world coordinate system.</text:p>
      <text:p text:style-name="P1"><text:s text:c="2"/>optional Point velocity = 4; <text:s/>// obstacle velocity.</text:p>
      <text:p text:style-name="P1"/>
      <text:p text:style-name="P1"><text:s text:c="2"/>// Size of obstacle bounding box.</text:p>
      <text:p text:style-name="P1"><text:s text:c="2"/>optional double length = 5; <text:s/>// obstacle length.</text:p>
      <text:p text:style-name="P1"><text:s text:c="2"/>optional double width = 6; <text:s/>// obstacle width.</text:p>
      <text:p text:style-name="P1"><text:s text:c="2"/>optional double height = 7; <text:s/>// obstacle height.</text:p>
      <text:p text:style-name="P1"/>
      <text:p text:style-name="P1"><text:s text:c="2"/>repeated Point polygon_point = 8; <text:s/>// obstacle corner points.</text:p>
      <text:p text:style-name="P1"><text:s text:c="2"/>// duration of an obstacle since detection in s.</text:p>
      <text:p text:style-name="P1"><text:s text:c="2"/>optional double tracking_time = 9;</text:p>
      <text:p text:style-name="P1"/>
      <text:p text:style-name="P1"><text:s text:c="2"/>enum Type {</text:p>
      <text:p text:style-name="P1"><text:s text:c="4"/>UNKNOWN = 0;</text:p>
      <text:p text:style-name="P1"><text:s text:c="4"/>UNKNOWN_MOVABLE = 1;</text:p>
      <text:p text:style-name="P1"><text:s text:c="4"/>UNKNOWN_UNMOVABLE = 2;</text:p>
      <text:p text:style-name="P1"><text:s text:c="4"/>PEDESTRIAN = 3; <text:s/>// Pedestrian, usually determined by moving behaviour.</text:p>
      <text:p text:style-name="P1"><text:s text:c="4"/>BICYCLE = 4; <text:s/>// bike, motor bike</text:p>
      <text:p text:style-name="P1"><text:s text:c="4"/>VEHICLE = 5; <text:s/>// Passenger car or truck.</text:p>
      <text:p text:style-name="P1"><text:s text:c="2"/>};</text:p>
      <text:p text:style-name="P1"><text:s text:c="2"/>optional Type type = 10; <text:s/>// obstacle type</text:p>
      <text:p text:style-name="P1"><text:s text:c="2"/>optional double timestamp = 11; <text:s/>// GPS time in seconds.</text:p>
      <text:p text:style-name="P1"/>
      <text:p text:style-name="P1"><text:s text:c="2"/>// Just for offline debuging, onboard will not fill this field.</text:p>
      <text:p text:style-name="P1"><text:s text:c="2"/>// Format like : [x0, y0, z0, x1, y1, z1...]</text:p>
      <text:p text:style-name="P1"><text:s text:c="2"/>repeated double point_cloud = 12 [packed = true];</text:p>
      <text:p text:style-name="P1"/>
      <text:p text:style-name="P1"><text:s text:c="2"/>optional double confidence = 13 [default = 1.0];</text:p>
      <text:p text:style-name="P1"><text:s text:c="2"/>enum ConfidenceType {</text:p>
      <text:p text:style-name="P1"><text:s text:c="6"/>CONFIDENCE_UNKNOWN = 0;</text:p>
      <text:p text:style-name="P1"><text:s text:c="6"/>CONFIDENCE_CNN = 1;</text:p>
      <text:p text:style-name="P1"><text:s text:c="6"/>CONFIDENCE_RADAR = 2;</text:p>
      <text:p text:style-name="P1"><text:s text:c="2"/>};</text:p>
      <text:p text:style-name="P1"><text:s text:c="2"/>optional ConfidenceType confidence_type = 14 [default = CONFIDENCE_CNN];</text:p>
      <text:p text:style-name="P1"><text:soft-page-break/><text:s text:c="2"/>repeated Point drops = 15; <text:s/>// trajectory of object.</text:p>
      <text:p text:style-name="P1">}</text:p>
      <text:p text:style-name="P1"/>
      <text:p text:style-name="P1">message CIPVInfo {</text:p>
      <text:p text:style-name="P1"><text:s text:c="2"/>optional int32 cipv_id = 1;</text:p>
      <text:p text:style-name="P1"><text:s text:c="2"/>repeated int32 potential_cipv_id = 2;</text:p>
      <text:p text:style-name="P1">}</text:p>
      <text:p text:style-name="P1"/>
      <text:p text:style-name="P1">message LaneMarker {</text:p>
      <text:p text:style-name="P1"><text:s text:c="2"/>optional apollo.hdmap.LaneBoundaryType.Type lane_type = 1;</text:p>
      <text:p text:style-name="P1"><text:s text:c="2"/>optional double quality = 2; // range = [0,1]; 1 = the best quality</text:p>
      <text:p text:style-name="P1"><text:s text:c="2"/>optional int32 model_degree = 3;</text:p>
      <text:p text:style-name="P1"><text:s text:c="2"/>// equation X = c3 * Z^3 + c2 * Z^2 + c1 * Z + c0</text:p>
      <text:p text:style-name="P1"><text:s text:c="2"/>optional double c0_position = 4;</text:p>
      <text:p text:style-name="P1"><text:s text:c="2"/>optional double c1_heading_angle = 5;</text:p>
      <text:p text:style-name="P1"><text:s text:c="2"/>optional double c2_curvature = 6;</text:p>
      <text:p text:style-name="P1"><text:s text:c="2"/>optional double c3_curvature_derivative = 7;</text:p>
      <text:p text:style-name="P1"><text:s text:c="2"/>optional double view_range = 8;</text:p>
      <text:p text:style-name="P1"><text:s text:c="2"/>optional double longitude_start = 9;</text:p>
      <text:p text:style-name="P1"><text:s text:c="2"/>optional double longitude_end = 10;</text:p>
      <text:p text:style-name="P1">}</text:p>
      <text:p text:style-name="P1"/>
      <text:p text:style-name="P1">message LaneMarkers {</text:p>
      <text:p text:style-name="P1"><text:s text:c="2"/>optional LaneMarker left_lane_marker = 1;</text:p>
      <text:p text:style-name="P1"><text:s text:c="2"/>optional LaneMarker right_lane_marker = 2;</text:p>
      <text:p text:style-name="P1"><text:s text:c="2"/>repeated LaneMarker next_left_lane_marker = 3;</text:p>
      <text:p text:style-name="P1"><text:s text:c="2"/>repeated LaneMarker next_right_lane_marker = 4;</text:p>
      <text:p text:style-name="P1">}</text:p>
      <text:p text:style-name="P1"/>
      <text:p text:style-name="P1">message PerceptionObstacles {</text:p>
      <text:p text:style-name="P1"><text:s text:c="2"/>repeated PerceptionObstacle perception_obstacle = 1; <text:s/>// An array of obstacles</text:p>
      <text:p text:style-name="P1"><text:s text:c="2"/>optional apollo.common.Header header = 2; <text:s/>// Header</text:p>
      <text:p text:style-name="P1"><text:s text:c="2"/>optional apollo.common.ErrorCode error_code = 3 [default = OK];</text:p>
      <text:p text:style-name="P1"><text:s text:c="2"/>optional LaneMarkers lane_marker = 4;</text:p>
      <text:p text:style-name="P1"><text:s text:c="2"/>optional CIPVInfo cipv_info = 5; // closest in path vehicle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规划planning <text:s text:c="2"/>轨迹数据类型</text:p>
      <text:p text:style-name="P1">package apollo.planning;</text:p>
      <text:p text:style-name="P1"/>
      <text:p text:style-name="P1">import "modules/canbus/proto/chassis.proto";</text:p>
      <text:p text:style-name="P1">import "modules/common/proto/drive_state.proto";</text:p>
      <text:p text:style-name="P1">import "modules/common/proto/geometry.proto";</text:p>
      <text:p text:style-name="P1">import "modules/common/proto/header.proto";</text:p>
      <text:p text:style-name="P1">import "modules/common/proto/pnc_point.proto";</text:p>
      <text:p text:style-name="P1">import "modules/common/proto/vehicle_signal.proto";</text:p>
      <text:p text:style-name="P1">import "modules/map/proto/map_id.proto";</text:p>
      <text:p text:style-name="P1">import "modules/planning/proto/decision.proto";</text:p>
      <text:p text:style-name="P1">import "modules/planning/proto/planning_internal.proto";</text:p>
      <text:p text:style-name="P1"/>
      <text:p text:style-name="P1">// Deprecated: replaced by apollo.common.TrajectoryPoint</text:p>
      <text:p text:style-name="P1">message ADCTrajectoryPoint {</text:p>
      <text:p text:style-name="P1"><text:s text:c="2"/>optional double x = 1; <text:s/>// in meters.</text:p>
      <text:p text:style-name="P1"><text:s text:c="2"/>optional double y = 2; <text:s/>// in meters.</text:p>
      <text:p text:style-name="P1"><text:s text:c="2"/>optional double z = 3; <text:s/>// height in meters.</text:p>
      <text:p text:style-name="P1"/>
      <text:p text:style-name="P1"><text:s text:c="2"/>optional double speed = 6; <text:s/>// speed, in meters / second</text:p>
      <text:p text:style-name="P1"><text:s text:c="2"/>optional double acceleration_s = 7; <text:s/>// acceleration in s direction</text:p>
      <text:p text:style-name="P1"><text:s text:c="2"/>optional double curvature = 8; <text:s/>// curvature (k = 1/r), unit: (1/meters)</text:p>
      <text:p text:style-name="P1"><text:s text:c="2"/>// change of curvature in unit s (dk/ds)</text:p>
      <text:p text:style-name="P1"><text:s text:c="2"/>optional double curvature_change_rate = 9;</text:p>
      <text:p text:style-name="P1"><text:s text:c="2"/>// in seconds (relative_time = time_of_this_state - timestamp_in_header)</text:p>
      <text:p text:style-name="P1"><text:s text:c="2"/>optional double relative_time = 10;</text:p>
      <text:p text:style-name="P1"><text:s text:c="2"/>optional double theta = 11; <text:s/>// relative to absolute coordinate system</text:p>
      <text:p text:style-name="P1"><text:s text:c="2"/>// calculated from the first point in this trajectory</text:p>
      <text:p text:style-name="P1"><text:s text:c="2"/>optional double accumulated_s = 12;</text:p>
      <text:p text:style-name="P1"/>
      <text:p text:style-name="P1"><text:s text:c="2"/>// in meters, reference to route SL-coordinate</text:p>
      <text:p text:style-name="P1"><text:s text:c="2"/>optional double s = 4 [deprecated = true];</text:p>
      <text:p text:style-name="P1"><text:s text:c="2"/>// in meters, reference to route SL-coordinate</text:p>
      <text:p text:style-name="P1"><text:s text:c="2"/>optional double l = 5 [deprecated = true];</text:p>
      <text:p text:style-name="P1">}</text:p>
      <text:p text:style-name="P1"/>
      <text:p text:style-name="P1">// Deprecated: replaced by apollo.common.PathPoint</text:p>
      <text:p text:style-name="P1">message ADCPathPoint {</text:p>
      <text:p text:style-name="P1"><text:s text:c="2"/>optional double x = 1; <text:s/>// in meters</text:p>
      <text:p text:style-name="P1"><text:s text:c="2"/>optional double y = 2; <text:s/>// in meters</text:p>
      <text:p text:style-name="P1"><text:s text:c="2"/>optional double z = 3; <text:s/>// in meters</text:p>
      <text:p text:style-name="P1"><text:s text:c="2"/>optional double curvature = 4; <text:s/>// curvature (k = 1/r), unit: (1/meters)</text:p>
      <text:p text:style-name="P1"><text:s text:c="2"/>optional double heading = 5; <text:s/>// relative to absolute coordinate system</text:p>
      <text:p text:style-name="P1">}</text:p>
      <text:p text:style-name="P1"/>
      <text:p text:style-name="P1">message ADCSignals {</text:p>
      <text:p text:style-name="P1"><text:s text:c="2"/>enum SignalType {</text:p>
      <text:p text:style-name="P1"><text:s text:c="4"/>LEFT_TURN = 1;</text:p>
      <text:p text:style-name="P1"><text:s text:c="4"/>RIGHT_TURN = 2;</text:p>
      <text:p text:style-name="P1"><text:s text:c="4"/>LOW_BEAM_LIGHT = 3;</text:p>
      <text:p text:style-name="P1"><text:s text:c="4"/>HIGH_BEAM_LIGHT = 4;</text:p>
      <text:p text:style-name="P1"><text:s text:c="4"/>FOG_LIGHT = 5;</text:p>
      <text:p text:style-name="P1"><text:soft-page-break/><text:s text:c="4"/>EMERGENCY_LIGHT = 6;</text:p>
      <text:p text:style-name="P1"><text:s text:c="2"/>}</text:p>
      <text:p text:style-name="P1"><text:s text:c="2"/>repeated SignalType signal = 1;</text:p>
      <text:p text:style-name="P1">}</text:p>
      <text:p text:style-name="P1"/>
      <text:p text:style-name="P1">message EStop {</text:p>
      <text:p text:style-name="P1"><text:s text:c="2"/>// is_estop == true when emergency stop is required</text:p>
      <text:p text:style-name="P1"><text:s text:c="2"/>optional bool is_estop = 1;</text:p>
      <text:p text:style-name="P1"><text:s text:c="2"/>optional string reason = 2;</text:p>
      <text:p text:style-name="P1">}</text:p>
      <text:p text:style-name="P1"/>
      <text:p text:style-name="P1">message TaskStats {</text:p>
      <text:p text:style-name="P1"><text:s text:c="2"/>optional string name = 1;</text:p>
      <text:p text:style-name="P1"><text:s text:c="2"/>optional double time_ms = 2;</text:p>
      <text:p text:style-name="P1">}</text:p>
      <text:p text:style-name="P1"/>
      <text:p text:style-name="P1">message LatencyStats {</text:p>
      <text:p text:style-name="P1"><text:s text:c="2"/>optional double total_time_ms = 1;</text:p>
      <text:p text:style-name="P1"><text:s text:c="2"/>repeated TaskStats task_stats = 2;</text:p>
      <text:p text:style-name="P1"><text:s text:c="2"/>optional double init_frame_time_ms = 3;</text:p>
      <text:p text:style-name="P1">}</text:p>
      <text:p text:style-name="P1"/>
      <text:p text:style-name="P1">// next id: 21</text:p>
      <text:p text:style-name="P1">message ADCTrajectory {</text:p>
      <text:p text:style-name="P1"><text:s text:c="2"/>optional apollo.common.Header header = 1;</text:p>
      <text:p text:style-name="P1"/>
      <text:p text:style-name="P1"><text:s text:c="2"/>optional double total_path_length = 2; // in meters</text:p>
      <text:p text:style-name="P1"><text:s text:c="2"/>optional double total_path_time = 3; // in seconds</text:p>
      <text:p text:style-name="P1"/>
      <text:p text:style-name="P1"><text:s text:c="2"/>// path data + speed data</text:p>
      <text:p text:style-name="P1"><text:s text:c="2"/>repeated apollo.common.TrajectoryPoint trajectory_point = 12;</text:p>
      <text:p text:style-name="P1"/>
      <text:p text:style-name="P1"><text:s text:c="2"/>optional EStop estop = 6;</text:p>
      <text:p text:style-name="P1"/>
      <text:p text:style-name="P1"><text:s text:c="2"/>// path point without speed info</text:p>
      <text:p text:style-name="P1"><text:s text:c="2"/>repeated apollo.common.PathPoint path_point = 13;</text:p>
      <text:p text:style-name="P1"/>
      <text:p text:style-name="P1"><text:s text:c="2"/>// is_replan == true mean replan triggered</text:p>
      <text:p text:style-name="P1"><text:s text:c="2"/>optional bool is_replan = 9 [default = false];</text:p>
      <text:p text:style-name="P1"/>
      <text:p text:style-name="P1"><text:s text:c="2"/>// Specify trajectory gear</text:p>
      <text:p text:style-name="P1"><text:s text:c="2"/>optional apollo.canbus.Chassis.GearPosition gear = 10;</text:p>
      <text:p text:style-name="P1"/>
      <text:p text:style-name="P1"><text:s text:c="2"/>optional apollo.planning.DecisionResult decision = 14;</text:p>
      <text:p text:style-name="P1"/>
      <text:p text:style-name="P1"><text:s text:c="2"/>optional LatencyStats latency_stats = 15;</text:p>
      <text:p text:style-name="P1"/>
      <text:p text:style-name="P1"><text:s text:c="2"/>// the routing used for current planning result</text:p>
      <text:p text:style-name="P1"><text:s text:c="2"/>optional apollo.common.Header routing_header = 16;</text:p>
      <text:p text:style-name="P1"><text:s text:c="2"/>optional apollo.planning_internal.Debug debug = 8;</text:p>
      <text:p text:style-name="P1"/>
      <text:p text:style-name="P1"><text:s text:c="2"/>// replaced by path_point</text:p>
      <text:p text:style-name="P1"><text:soft-page-break/><text:s text:c="2"/>repeated ADCPathPoint adc_path_point = 7 [deprecated=true];</text:p>
      <text:p text:style-name="P1"><text:s text:c="2"/>// replaced by trajectory_point</text:p>
      <text:p text:style-name="P1"><text:s text:c="2"/>repeated ADCTrajectoryPoint adc_trajectory_point = 4 [deprecated=true];</text:p>
      <text:p text:style-name="P1"><text:s text:c="2"/>optional apollo.common.VehicleSignal signal = 11 [deprecated=true];</text:p>
      <text:p text:style-name="P1"><text:s text:c="2"/>enum RightOfWayStatus {</text:p>
      <text:p text:style-name="P1"><text:s text:c="4"/>UNPROTECTED = 0;</text:p>
      <text:p text:style-name="P1"><text:s text:c="4"/>PROTECTED = 1;</text:p>
      <text:p text:style-name="P1"><text:s text:c="2"/>}</text:p>
      <text:p text:style-name="P1"><text:s text:c="2"/>optional RightOfWayStatus right_of_way_status = 17;</text:p>
      <text:p text:style-name="P1"/>
      <text:p text:style-name="P1"><text:s text:c="2"/>// lane id along reference line</text:p>
      <text:p text:style-name="P1"><text:s text:c="2"/>repeated apollo.hdmap.Id lane_id = 18;</text:p>
      <text:p text:style-name="P1"/>
      <text:p text:style-name="P1"><text:s text:c="2"/>// set the engage advice for based on current planning result.</text:p>
      <text:p text:style-name="P1"><text:s text:c="2"/>optional apollo.common.EngageAdvice engage_advice = 19;</text:p>
      <text:p text:style-name="P1"/>
      <text:p text:style-name="P1"><text:s text:c="2"/>// the region where planning cares most</text:p>
      <text:p text:style-name="P1"><text:s text:c="2"/>message CriticalRegion {</text:p>
      <text:p text:style-name="P1"><text:s text:c="4"/>repeated apollo.common.Polygon region = 1;</text:p>
      <text:p text:style-name="P1"><text:s text:c="2"/>}</text:p>
      <text:p text:style-name="P1"/>
      <text:p text:style-name="P1"><text:s text:c="2"/>// critial region will be empty when planning is NOT sure which region is critical</text:p>
      <text:p text:style-name="P1"><text:s text:c="2"/>// critial regions may or may not overlap</text:p>
      <text:p text:style-name="P1"><text:s text:c="2"/>optional CriticalRegion critical_region = 20;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车道图数据类型　lane_graph.proto</text:p>
      <text:p text:style-name="P1">package apollo.prediction;</text:p>
      <text:p text:style-name="P1"/>
      <text:p text:style-name="P1">import "modules/common/proto/geometry.proto";</text:p>
      <text:p text:style-name="P1">import "modules/common/proto/pnc_point.proto";</text:p>
      <text:p text:style-name="P1"/>
      <text:p text:style-name="P1">message LanePoint {</text:p>
      <text:p text:style-name="P1"><text:s text:c="4"/>optional apollo.common.Point3D position = 1;//位置和障碍物位置有什么联系？？？</text:p>
      <text:p text:style-name="P1"><text:s text:c="4"/>optional double heading = 2 [default = 0.0];//道路朝向</text:p>
      <text:p text:style-name="P1"><text:s text:c="4"/>optional double width = 3 [default = 0.0];//道路宽度</text:p>
      <text:p text:style-name="P1"><text:s text:c="4"/>optional double relative_s = 4 [default = 0.0];//这两个每个２米有一个点　</text:p>
      <text:p text:style-name="P1"><text:s text:c="4"/>optional double relative_l = 5 [default = 0.0];//但是他们又在整个序列连续</text:p>
      <text:p text:style-name="P1"><text:s text:c="4"/>optional double angle_diff = 6 [default = 0.0];//车道朝向和车速方向的夹角</text:p>
      <text:p text:style-name="P1">}</text:p>
      <text:p text:style-name="P1"/>
      <text:p text:style-name="P1">message LaneSegment {</text:p>
      <text:p text:style-name="P1"><text:s text:c="4"/>optional string lane_id = 1;</text:p>
      <text:p text:style-name="P1"><text:s text:c="4"/>optional double start_s = 2 [default = 0.0];//障碍物所在这一段起始位置</text:p>
      <text:p text:style-name="P1"><text:s text:c="4"/>optional double end_s = 3 [default = 0.0];//这一段的最终位置</text:p>
      <text:p text:style-name="P1"><text:s text:c="4"/>optional uint32 lane_turn_type = 4 [default = 0];//车道类型　０　１　２　３　直左右掉</text:p>
      <text:p text:style-name="P1"><text:s text:c="4"/>repeated LanePoint lane_point = 5;//好像是描述这一段车道的值</text:p>
      <text:p text:style-name="P1"><text:s text:c="4"/>optional double total_length = 6 [default = 0.0];</text:p>
      <text:p text:style-name="P1">}</text:p>
      <text:p text:style-name="P1"/>
      <text:p text:style-name="P1">message NearbyObstacle {</text:p>
      <text:p text:style-name="P1"><text:s text:c="4"/>optional int32 id = 1;</text:p>
      <text:p text:style-name="P1"><text:s text:c="4"/>optional double s = 2;</text:p>
      <text:p text:style-name="P1">}</text:p>
      <text:p text:style-name="P1"/>
      <text:p text:style-name="P1">message LaneSequence {</text:p>
      <text:p text:style-name="P1"><text:s text:c="4"/>optional int32 lane_sequence_id = 1;</text:p>
      <text:p text:style-name="P1"><text:s text:c="4"/>repeated LaneSegment lane_segment = 2;</text:p>
      <text:p text:style-name="P1"><text:s text:c="4"/>repeated NearbyObstacle nearby_obstacle = 3;</text:p>
      <text:p text:style-name="P1"/>
      <text:p text:style-name="P1"><text:s text:c="4"/>message Features {</text:p>
      <text:p text:style-name="P1"><text:s text:c="8"/>repeated double mlp_features = 1;</text:p>
      <text:p text:style-name="P1"><text:s text:c="4"/>}</text:p>
      <text:p text:style-name="P1"/>
      <text:p text:style-name="P1"><text:s text:c="4"/>optional Features features = 4;</text:p>
      <text:p text:style-name="P1"><text:s text:c="4"/>optional int32 label = 5 [default = 0];</text:p>
      <text:p text:style-name="P1"><text:s text:c="4"/>optional double probability = 6 [default = 0.0];</text:p>
      <text:p text:style-name="P1"><text:s text:c="4"/>optional double acceleration = 7 [default = 0.0];</text:p>
      <text:p text:style-name="P1"><text:s text:c="4"/>repeated apollo.common.PathPoint path_point = 8;</text:p>
      <text:p text:style-name="P1">}</text:p>
      <text:p text:style-name="P1"/>
      <text:p text:style-name="P1">message LaneGraph {</text:p>
      <text:p text:style-name="P1"><text:s text:c="4"/>repeated LaneSequence lane_sequence = 1;</text:p>
      <text:p text:style-name="P1">}</text:p>
      <text:p text:style-name="P1"/>
      <text:p text:style-name="P1"/>
      <text:p text:style-name="P1"><text:soft-page-break/></text:p>
      <text:p text:style-name="P2">PathPoint 数据类型</text:p>
      <text:p text:style-name="P1">// Defined Point types that are commonly used in PnC (Planning and Control) modules.</text:p>
      <text:p text:style-name="P1"/>
      <text:p text:style-name="P1">package apollo.common;</text:p>
      <text:p text:style-name="P1"/>
      <text:p text:style-name="P1">message SLPoint {</text:p>
      <text:p text:style-name="P1"><text:s text:c="4"/>optional double s = 1;</text:p>
      <text:p text:style-name="P1"><text:s text:c="4"/>optional double l = 2;</text:p>
      <text:p text:style-name="P1">}</text:p>
      <text:p text:style-name="P1"/>
      <text:p text:style-name="P1">message FrenetFramePoint {</text:p>
      <text:p text:style-name="P1"><text:s text:c="4"/>optional double s = 1;</text:p>
      <text:p text:style-name="P1"><text:s text:c="4"/>optional double l = 2;</text:p>
      <text:p text:style-name="P1"><text:s text:c="4"/>optional double dl = 3;</text:p>
      <text:p text:style-name="P1"><text:s text:c="4"/>optional double ddl = 4;</text:p>
      <text:p text:style-name="P1">}</text:p>
      <text:p text:style-name="P1"/>
      <text:p text:style-name="P1">message SpeedPoint {</text:p>
      <text:p text:style-name="P1"><text:s text:c="2"/>optional double s = 1;</text:p>
      <text:p text:style-name="P1"><text:s text:c="2"/>optional double t = 2;</text:p>
      <text:p text:style-name="P1"><text:s text:c="2"/>// speed (m/s)</text:p>
      <text:p text:style-name="P1"><text:s text:c="2"/>optional double v = 3;</text:p>
      <text:p text:style-name="P1"><text:s text:c="2"/>// acceleration (m/s^2)</text:p>
      <text:p text:style-name="P1"><text:s text:c="2"/>optional double a = 4;</text:p>
      <text:p text:style-name="P1"><text:s text:c="2"/>// jerk (m/s^3)</text:p>
      <text:p text:style-name="P1"><text:s text:c="2"/>optional double da = 5;</text:p>
      <text:p text:style-name="P1">}</text:p>
      <text:p text:style-name="P1"/>
      <text:p text:style-name="P1">message PathPoint {</text:p>
      <text:p text:style-name="P1"><text:s text:c="2"/>// coordinates</text:p>
      <text:p text:style-name="P1"><text:s text:c="2"/>optional double x = 1;</text:p>
      <text:p text:style-name="P1"><text:s text:c="2"/>optional double y = 2;</text:p>
      <text:p text:style-name="P1"><text:s text:c="2"/>optional double z = 3;</text:p>
      <text:p text:style-name="P1"/>
      <text:p text:style-name="P1"><text:s text:c="2"/>// direction on the x-y plane</text:p>
      <text:p text:style-name="P1"><text:s text:c="2"/>optional double theta = 4;</text:p>
      <text:p text:style-name="P1"><text:s text:c="2"/>// curvature on the x-y planning</text:p>
      <text:p text:style-name="P1"><text:s text:c="2"/>optional double kappa = 5;</text:p>
      <text:p text:style-name="P1"><text:s text:c="2"/>// accumulated distance from beginning of the path</text:p>
      <text:p text:style-name="P1"><text:s text:c="2"/>optional double s = 6;</text:p>
      <text:p text:style-name="P1"/>
      <text:p text:style-name="P1"><text:s text:c="2"/>// derivative of kappa w.r.t s.</text:p>
      <text:p text:style-name="P1"><text:s text:c="2"/>optional double dkappa = 7;</text:p>
      <text:p text:style-name="P1"><text:s text:c="2"/>// derivative of derivative of kappa w.r.t s.</text:p>
      <text:p text:style-name="P1"><text:s text:c="2"/>optional double ddkappa = 8;</text:p>
      <text:p text:style-name="P1"><text:s text:c="2"/>// The lane ID where the path point is on</text:p>
      <text:p text:style-name="P1"><text:s text:c="2"/>optional string lane_id = 9;</text:p>
      <text:p text:style-name="P1">}</text:p>
      <text:p text:style-name="P1"/>
      <text:p text:style-name="P1">message Path {</text:p>
      <text:p text:style-name="P1"><text:s text:c="2"/>optional string name = 1;</text:p>
      <text:p text:style-name="P1"><text:soft-page-break/><text:s text:c="2"/>repeated PathPoint path_point = 2;</text:p>
      <text:p text:style-name="P1">}</text:p>
      <text:p text:style-name="P1"/>
      <text:p text:style-name="P1">message TrajectoryPoint {</text:p>
      <text:p text:style-name="P1"><text:s text:c="2"/>// path point</text:p>
      <text:p text:style-name="P1"><text:s text:c="2"/>optional PathPoint path_point = 1;</text:p>
      <text:p text:style-name="P1"/>
      <text:p text:style-name="P1"><text:s text:c="2"/>// linear velocity</text:p>
      <text:p text:style-name="P1"><text:s text:c="2"/>optional double v = 2; <text:s/>// in [m/s]</text:p>
      <text:p text:style-name="P1"><text:s text:c="2"/>// linear acceleration</text:p>
      <text:p text:style-name="P1"><text:s text:c="2"/>optional double a = 3;</text:p>
      <text:p text:style-name="P1"><text:s text:c="2"/>// relative time from beginning of the trajectory</text:p>
      <text:p text:style-name="P1"><text:s text:c="2"/>optional double relative_time = 4;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2">prediction数据类型</text:p>
      <text:p text:style-name="P1"/>
      <text:p text:style-name="P1">package apollo.prediction;</text:p>
      <text:p text:style-name="P1"/>
      <text:p text:style-name="P1">import "modules/common/proto/error_code.proto";</text:p>
      <text:p text:style-name="P1">import "modules/common/proto/header.proto";</text:p>
      <text:p text:style-name="P1">import "modules/common/proto/pnc_point.proto";</text:p>
      <text:p text:style-name="P1">import "modules/perception/proto/perception_obstacle.proto";</text:p>
      <text:p text:style-name="P1"/>
      <text:p text:style-name="P1">message Trajectory {</text:p>
      <text:p text:style-name="P1"><text:s text:c="2"/>optional double probability = 1; <text:s/>// probability of this trajectory</text:p>
      <text:p text:style-name="P1"><text:s text:c="2"/>repeated apollo.common.TrajectoryPoint trajectory_point = 2;</text:p>
      <text:p text:style-name="P1">}</text:p>
      <text:p text:style-name="P1"/>
      <text:p text:style-name="P1">message PredictionObstacle {</text:p>
      <text:p text:style-name="P1"><text:s text:c="2"/>optional apollo.perception.PerceptionObstacle perception_obstacle = 1;</text:p>
      <text:p text:style-name="P1"><text:s text:c="2"/>optional double timestamp = 2; <text:s/>// GPS time in seconds</text:p>
      <text:p text:style-name="P1"><text:s text:c="2"/>// the length of the time for this prediction (e.g. 10s)</text:p>
      <text:p text:style-name="P1"><text:s text:c="2"/>optional double predicted_period = 3;</text:p>
      <text:p text:style-name="P1"><text:s text:c="2"/>// can have multiple trajectories per obstacle</text:p>
      <text:p text:style-name="P1"><text:s text:c="2"/>repeated Trajectory trajectory = 4;</text:p>
      <text:p text:style-name="P1">}</text:p>
      <text:p text:style-name="P1"/>
      <text:p text:style-name="P1"/>
      <text:p text:style-name="P1">//PredictionObstacles 包含 PredictionObstacle</text:p>
      <text:p text:style-name="P1">message PredictionObstacles {</text:p>
      <text:p text:style-name="P1"><text:s text:c="2"/>// timestamp is included in header</text:p>
      <text:p text:style-name="P1"><text:s text:c="2"/>optional apollo.common.Header header = 1;</text:p>
      <text:p text:style-name="P1"/>
      <text:p text:style-name="P1"><text:s text:c="2"/>// make prediction for multiple obstacles</text:p>
      <text:p text:style-name="P1"><text:s text:c="2"/>repeated PredictionObstacle prediction_obstacle = 2;</text:p>
      <text:p text:style-name="P1"/>
      <text:p text:style-name="P1"><text:s text:c="2"/>// perception error code</text:p>
      <text:p text:style-name="P1"><text:s text:c="2"/>optional apollo.common.ErrorCode perception_error_code = 3;</text:p>
      <text:p text:style-name="P1"/>
      <text:p text:style-name="P1"><text:s text:c="2"/>// start timestamp</text:p>
      <text:p text:style-name="P1"><text:s text:c="2"/>optional double start_timestamp = 4;</text:p>
      <text:p text:style-name="P1"/>
      <text:p text:style-name="P1"><text:s text:c="2"/>// end timestamp</text:p>
      <text:p text:style-name="P1"><text:s text:c="2"/>optional double end_timestamp = 5;</text:p>
      <text:p text:style-name="P1">}</text:p>
      <text:p text:style-name="P6">feature.proto</text:p>
      <text:p text:style-name="P1"/>
      <text:p text:style-name="P1">package apollo.prediction;</text:p>
      <text:p text:style-name="P1"/>
      <text:p text:style-name="P1">import "modules/prediction/proto/lane_graph.proto";</text:p>
      <text:p text:style-name="P1">import "modules/common/proto/geometry.proto";</text:p>
      <text:p text:style-name="P1">import "modules/perception/proto/perception_obstacle.proto";</text:p>
      <text:p text:style-name="P1"/>
      <text:p text:style-name="P1">message Lane {</text:p>
      <text:p text:style-name="P1"><text:s text:c="4"/>// Features of all possible current lanes</text:p>
      <text:p text:style-name="P1"><text:s text:c="4"/>repeated LaneFeature current_lane_feature = 1;</text:p>
      <text:p text:style-name="P1"/>
      <text:p text:style-name="P1"><text:s text:c="4"/>// Features of the most possible current lane</text:p>
      <text:p text:style-name="P1"><text:s text:c="4"/>optional LaneFeature lane_feature = 2;</text:p>
      <text:p text:style-name="P1"/>
      <text:p text:style-name="P1"><text:s text:c="4"/>// Features of all nearby lanes</text:p>
      <text:p text:style-name="P1"><text:s text:c="4"/>repeated LaneFeature nearby_lane_feature = 3;</text:p>
      <text:p text:style-name="P1"/>
      <text:p text:style-name="P1"><text:s text:c="4"/>// Lane graph</text:p>
      <text:p text:style-name="P1"><text:s text:c="4"/>optional LaneGraph lane_graph = 4;</text:p>
      <text:p text:style-name="P1"/>
      <text:p text:style-name="P1"><text:s text:c="4"/>// For modeling</text:p>
      <text:p text:style-name="P1"><text:s text:c="4"/>optional double label_update_time_delta = 26;</text:p>
      <text:p text:style-name="P1">}</text:p>
      <text:p text:style-name="P1"/>
      <text:p text:style-name="P1">message LaneFeature {</text:p>
      <text:p text:style-name="P1"><text:s text:c="4"/>optional string lane_id = 1;</text:p>
      <text:p text:style-name="P1"><text:s text:c="4"/>optional uint32 lane_turn_type = 2;</text:p>
      <text:p text:style-name="P1"><text:s text:c="4"/>optional double lane_s = 3;</text:p>
      <text:p text:style-name="P1"><text:s text:c="4"/>optional double lane_l = 4;</text:p>
      <text:p text:style-name="P1"><text:s text:c="4"/>optional double angle_diff = 5;</text:p>
      <text:p text:style-name="P1"><text:s text:c="4"/>optional double dist_to_left_boundary = 6;</text:p>
      <text:p text:style-name="P1"><text:s text:c="4"/>optional double dist_to_right_boundary = 7;</text:p>
      <text:p text:style-name="P1">}</text:p>
      <text:p text:style-name="P1"/>
      <text:p text:style-name="P1">message Feature {</text:p>
      <text:p text:style-name="P1"><text:s text:c="4"/>// Obstacle ID</text:p>
      <text:p text:style-name="P1"><text:s text:c="4"/>optional int32 id = 1;</text:p>
      <text:p text:style-name="P1"/>
      <text:p text:style-name="P1"><text:s text:c="4"/>// Obstacle features</text:p>
      <text:p text:style-name="P1"><text:s text:c="4"/>optional apollo.common.Point3D position = 2;</text:p>
      <text:p text:style-name="P1"><text:s text:c="4"/>optional apollo.common.Point3D velocity = 3;</text:p>
      <text:p text:style-name="P1"><text:s text:c="4"/>optional apollo.common.Point3D acceleration = 4;</text:p>
      <text:p text:style-name="P1"><text:s text:c="4"/>optional double velocity_heading = 5;</text:p>
      <text:p text:style-name="P1"><text:s text:c="4"/>optional double speed = 6;</text:p>
      <text:p text:style-name="P1"><text:s text:c="4"/>optional double acc = 7;</text:p>
      <text:p text:style-name="P1"><text:s text:c="4"/>optional double theta = 8;</text:p>
      <text:p text:style-name="P1"><text:s text:c="4"/>optional double length = 9;</text:p>
      <text:p text:style-name="P1"><text:s text:c="4"/>optional double width = 10;</text:p>
      <text:p text:style-name="P1"><text:s text:c="4"/>optional double height = 11;</text:p>
      <text:p text:style-name="P1"><text:s text:c="4"/>optional double tracking_time = 12;</text:p>
      <text:p text:style-name="P1"><text:s text:c="4"/>optional double timestamp = 13; <text:s text:c="3"/></text:p>
      <text:p text:style-name="P1"><text:soft-page-break/></text:p>
      <text:p text:style-name="P1"><text:s text:c="4"/>// Obstacle type-specific features</text:p>
      <text:p text:style-name="P1"><text:s text:c="4"/>optional Lane lane = 14;</text:p>
      <text:p text:style-name="P1"/>
      <text:p text:style-name="P1"><text:s text:c="4"/>// Obstacle tracked features</text:p>
      <text:p text:style-name="P1"><text:s text:c="4"/>optional apollo.common.Point3D t_position = 16;</text:p>
      <text:p text:style-name="P1"><text:s text:c="4"/>optional apollo.common.Point3D t_velocity = 17 [deprecated = true];</text:p>
      <text:p text:style-name="P1"><text:s text:c="4"/>optional double t_velocity_heading = 18 [deprecated = true];</text:p>
      <text:p text:style-name="P1"><text:s text:c="4"/>optional double t_speed = 19 [deprecated = true];</text:p>
      <text:p text:style-name="P1"><text:s text:c="4"/>optional apollo.common.Point3D t_acceleration = 20 [deprecated = true];</text:p>
      <text:p text:style-name="P1"><text:s text:c="4"/>optional double t_acc = 21 [deprecated = true];</text:p>
      <text:p text:style-name="P1"/>
      <text:p text:style-name="P1"><text:s text:c="4"/>optional bool is_still = 22 [default = false];</text:p>
      <text:p text:style-name="P1"><text:s text:c="4"/>optional apollo.perception.PerceptionObstacle.Type type = 23;</text:p>
      <text:p text:style-name="P1"><text:s text:c="4"/>optional double label_update_time_delta = 24;</text:p>
      <text:p text:style-name="P1">}</text:p>
      <text:p text:style-name="P7">map_lane.proto 数据格式</text:p>
      <text:p text:style-name="P3"/>
      <text:p text:style-name="P4">package polyhedral;</text:p>
      <text:p text:style-name="P4">import "modules/map/proto/map_id.proto";</text:p>
      <text:p text:style-name="P4">import "modules/map/proto/map_geometry.proto";</text:p>
      <text:p text:style-name="P4"/>
      <text:p text:style-name="P4">message LaneBoundaryType {</text:p>
      <text:p text:style-name="P4"><text:s text:c="2"/>enum Type {</text:p>
      <text:p text:style-name="P4"><text:s text:c="4"/>UNKNOWN = 0;</text:p>
      <text:p text:style-name="P4"><text:s text:c="4"/>DOTTED_YELLOW = 1;</text:p>
      <text:p text:style-name="P4"><text:s text:c="4"/>DOTTED_WHITE = 2;</text:p>
      <text:p text:style-name="P4"><text:s text:c="4"/>SOLID_YELLOW = 3;</text:p>
      <text:p text:style-name="P4"><text:s text:c="4"/>SOLID_WHITE = 4;</text:p>
      <text:p text:style-name="P4"><text:s text:c="4"/>DOUBLE_YELLOW = 5;</text:p>
      <text:p text:style-name="P4"><text:s text:c="4"/>CURB = 6;</text:p>
      <text:p text:style-name="P4"><text:s text:c="2"/>};</text:p>
      <text:p text:style-name="P4"><text:s text:c="2"/>// Offset relative to the starting point of boundary</text:p>
      <text:p text:style-name="P4"><text:s text:c="2"/>optional double s = 1;</text:p>
      <text:p text:style-name="P4"><text:s text:c="2"/>// support multiple types</text:p>
      <text:p text:style-name="P4"><text:s text:c="2"/>repeated Type types = 2;</text:p>
      <text:p text:style-name="P4">}</text:p>
      <text:p text:style-name="P4"/>
      <text:p text:style-name="P4">message LaneBoundary {</text:p>
      <text:p text:style-name="P4"><text:s text:c="2"/>optional Curve curve = 1;</text:p>
      <text:p text:style-name="P4"/>
      <text:p text:style-name="P4"><text:s text:c="2"/>optional double length = 2;</text:p>
      <text:p text:style-name="P4"><text:s text:c="2"/>// indicate whether the lane boundary exists in real world</text:p>
      <text:p text:style-name="P4"><text:s text:c="2"/>optional bool virtual = 3;</text:p>
      <text:p text:style-name="P4"><text:s text:c="2"/>// in ascending order of s</text:p>
      <text:p text:style-name="P4"><text:s text:c="2"/>repeated LaneBoundaryType boundary_type = 4;</text:p>
      <text:p text:style-name="P4">}</text:p>
      <text:p text:style-name="P4"/>
      <text:p text:style-name="P4">// Association between central point to closest boundary.</text:p>
      <text:p text:style-name="P4">message LaneSampleAssociation {</text:p>
      <text:p text:style-name="P4"><text:s text:c="2"/>optional double s = 1;</text:p>
      <text:p text:style-name="P4"><text:s text:c="2"/>optional double width = 2;</text:p>
      <text:p text:style-name="P4">}</text:p>
      <text:p text:style-name="P4"/>
      <text:p text:style-name="P4">// A lane is part of a roadway, that is designated for use by a single line of vehicles.</text:p>
      <text:p text:style-name="P4">// Most public roads (include highways) have more than two lanes.</text:p>
      <text:p text:style-name="P4">message Lane {</text:p>
      <text:p text:style-name="P4"><text:s text:c="2"/>optional Id id = 1;</text:p>
      <text:p text:style-name="P4"/>
      <text:p text:style-name="P4"><text:s text:c="2"/>// Central lane as reference trajectory, not necessary to be the geometry central.</text:p>
      <text:p text:style-name="P4"><text:s text:c="2"/>optional Curve central_curve = 2;</text:p>
      <text:p text:style-name="P4"/>
      <text:p text:style-name="P4"><text:s text:c="2"/>// Lane boundary curve.</text:p>
      <text:p text:style-name="P4"><text:s text:c="2"/>optional LaneBoundary left_boundary = 3;</text:p>
      <text:p text:style-name="P4"><text:s text:c="2"/>optional LaneBoundary right_boundary = 4;</text:p>
      <text:p text:style-name="P4"/>
      <text:p text:style-name="P4"><text:s text:c="2"/>// in meters.</text:p>
      <text:p text:style-name="P4"><text:soft-page-break/><text:s text:c="2"/>optional double length = 5;</text:p>
      <text:p text:style-name="P4"/>
      <text:p text:style-name="P4"><text:s text:c="2"/>// Speed limit of the lane, in meters per second.</text:p>
      <text:p text:style-name="P4"><text:s text:c="2"/>optional double speed_limit = 6;</text:p>
      <text:p text:style-name="P4"/>
      <text:p text:style-name="P4"><text:s text:c="2"/>repeated Id overlap_id = 7;</text:p>
      <text:p text:style-name="P4"/>
      <text:p text:style-name="P4"><text:s text:c="2"/>// All lanes can be driving into (or from).</text:p>
      <text:p text:style-name="P4"><text:s text:c="2"/>repeated Id predecessor_id = 8;</text:p>
      <text:p text:style-name="P4"><text:s text:c="2"/>repeated Id successor_id = 9;</text:p>
      <text:p text:style-name="P4"/>
      <text:p text:style-name="P4"><text:s text:c="2"/>// Neighbor lanes on the same direction.</text:p>
      <text:p text:style-name="P4"><text:s text:c="2"/>repeated Id left_neighbor_forward_lane_id = 10;</text:p>
      <text:p text:style-name="P4"><text:s text:c="2"/>repeated Id right_neighbor_forward_lane_id = 11;</text:p>
      <text:p text:style-name="P4"/>
      <text:p text:style-name="P4"><text:s text:c="2"/>enum LaneType {</text:p>
      <text:p text:style-name="P4"><text:s text:c="4"/>NONE = 1;</text:p>
      <text:p text:style-name="P4"><text:s text:c="4"/>CITY_DRIVING = 2;</text:p>
      <text:p text:style-name="P4"><text:s text:c="4"/>BIKING = 3;</text:p>
      <text:p text:style-name="P4"><text:s text:c="4"/>SIDEWALK = 4;</text:p>
      <text:p text:style-name="P4"><text:s text:c="4"/>PARKING = 5;</text:p>
      <text:p text:style-name="P4"><text:s text:c="2"/>};</text:p>
      <text:p text:style-name="P4"><text:s text:c="2"/>optional LaneType type = 12;</text:p>
      <text:p text:style-name="P4"/>
      <text:p text:style-name="P4"><text:s text:c="2"/>enum LaneTurn {</text:p>
      <text:p text:style-name="P4"><text:s text:c="4"/>NO_TURN = 1;</text:p>
      <text:p text:style-name="P4"><text:s text:c="4"/>LEFT_TURN = 2;</text:p>
      <text:p text:style-name="P4"><text:s text:c="4"/>RIGHT_TURN = 3;</text:p>
      <text:p text:style-name="P4"><text:s text:c="4"/>U_TURN = 4;</text:p>
      <text:p text:style-name="P4"><text:s text:c="2"/>};</text:p>
      <text:p text:style-name="P4"><text:s text:c="2"/>optional LaneTurn turn = 13;</text:p>
      <text:p text:style-name="P4"/>
      <text:p text:style-name="P4"><text:s text:c="2"/>repeated Id left_neighbor_reverse_lane_id = 14;</text:p>
      <text:p text:style-name="P4"><text:s text:c="2"/>repeated Id right_neighbor_reverse_lane_id = 15;</text:p>
      <text:p text:style-name="P4"/>
      <text:p text:style-name="P4"><text:s text:c="2"/>optional Id junction_id = 16;</text:p>
      <text:p text:style-name="P4"/>
      <text:p text:style-name="P4"><text:s text:c="2"/>// Association between central point to closest boundary.</text:p>
      <text:p text:style-name="P4"><text:s text:c="2"/>repeated LaneSampleAssociation left_sample = 17;</text:p>
      <text:p text:style-name="P4"><text:s text:c="2"/>repeated LaneSampleAssociation right_sample = 18;</text:p>
      <text:p text:style-name="P4"/>
      <text:p text:style-name="P4"><text:s text:c="2"/>enum LaneDirection {</text:p>
      <text:p text:style-name="P4"><text:s text:c="4"/>FORWARD = 1;</text:p>
      <text:p text:style-name="P4"><text:s text:c="4"/>BACKWARD = 2;</text:p>
      <text:p text:style-name="P4"><text:s text:c="4"/>BIDIRECTION = 3;</text:p>
      <text:p text:style-name="P4"><text:s text:c="2"/>}</text:p>
      <text:p text:style-name="P4"><text:s text:c="2"/>optional LaneDirection direction = 19;</text:p>
      <text:p text:style-name="P4"/>
      <text:p text:style-name="P4"><text:s text:c="2"/>// Association between central point to closest road boundary.</text:p>
      <text:p text:style-name="P4"><text:s text:c="2"/>repeated LaneSampleAssociation left_road_sample = 20;</text:p>
      <text:p text:style-name="P4"><text:s text:c="2"/>repeated LaneSampleAssociation right_road_sample = 21;</text:p>
      <text:p text:style-name="P4">}</text:p>
      <text:p text:style-name="P8">Curve.proto数据格式</text:p>
      <text:p text:style-name="P5"/>
      <text:p text:style-name="P5">import "modules/common/proto/geometry.proto";</text:p>
      <text:p text:style-name="P5"/>
      <text:p text:style-name="P5">package apollo.hdmap;</text:p>
      <text:p text:style-name="P5"/>
      <text:p text:style-name="P5">// Polygon, not necessary convex.</text:p>
      <text:p text:style-name="P5">message Polygon {</text:p>
      <text:p text:style-name="P5"><text:s text:c="2"/>repeated apollo.common.PointENU point = 1;</text:p>
      <text:p text:style-name="P5">}</text:p>
      <text:p text:style-name="P5"/>
      <text:p text:style-name="P5">// Straight line segment.</text:p>
      <text:p text:style-name="P5">message LineSegment {</text:p>
      <text:p text:style-name="P5"><text:s text:c="2"/>repeated apollo.common.PointENU point = 1;</text:p>
      <text:p text:style-name="P5">}</text:p>
      <text:p text:style-name="P5"/>
      <text:p text:style-name="P5">// Generalization of a line.</text:p>
      <text:p text:style-name="P5">message CurveSegment {</text:p>
      <text:p text:style-name="P5"><text:s text:c="2"/>oneof curve_type {</text:p>
      <text:p text:style-name="P5"><text:s text:c="4"/>LineSegment line_segment = 1;</text:p>
      <text:p text:style-name="P5"><text:s text:c="2"/>}</text:p>
      <text:p text:style-name="P5"><text:s text:c="2"/>optional double s = 6; <text:s/>// start position (s-coordinate)</text:p>
      <text:p text:style-name="P5"><text:s text:c="2"/>optional apollo.common.PointENU start_position = 7;</text:p>
      <text:p text:style-name="P5"><text:s text:c="2"/>optional double heading = 8; // start orientation</text:p>
      <text:p text:style-name="P5"><text:s text:c="2"/>optional double length = 9;</text:p>
      <text:p text:style-name="P5">}</text:p>
      <text:p text:style-name="P5"/>
      <text:p text:style-name="P5">// An object similar to a line but that need not be straight.</text:p>
      <text:p text:style-name="P5">message Curve {</text:p>
      <text:p text:style-name="P5"><text:s text:c="2"/>repeated CurveSegment segment = 1;</text:p>
      <text:p text:style-name="P5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15:05:21.654263319</meta:creation-date>
    <dc:date>2019-01-26T18:01:23.265770730</dc:date>
    <meta:editing-duration>P1DT17H23M33S</meta:editing-duration>
    <meta:editing-cycles>3</meta:editing-cycles>
    <meta:generator>LibreOffice/5.1.6.2$Linux_X86_64 LibreOffice_project/10m0$Build-2</meta:generator>
    <meta:print-date>2019-01-25T21:04:29.200003213</meta:print-date>
    <meta:document-statistic meta:table-count="0" meta:image-count="0" meta:object-count="0" meta:page-count="15" meta:paragraph-count="509" meta:word-count="2598" meta:character-count="17710" meta:non-whitespace-character-count="14705"/>
  </office:meta>
</office:document-meta>
</file>